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ff0000" loext:opacity="100%"/>
    </style:style>
    <style:style style:name="T6" style:family="text">
      <style:text-properties style:use-window-font-color="true" loext:opacity="0%"/>
    </style:style>
    <style:style style:name="T7" style:family="text">
      <style:text-properties fo:color="#006e28" loext:opacity="100%"/>
    </style:style>
    <style:style style:name="T8" style:family="text">
      <style:text-properties fo:color="#ff5500" loext:opacity="100%"/>
    </style:style>
    <style:style style:name="T9" style:family="text">
      <style:text-properties fo:color="#b08000" loext:opacity="100%"/>
    </style:style>
    <style:style style:name="T10" style:family="text">
      <style:text-properties fo:color="#0057ae" loext:opacity="100%"/>
    </style:style>
    <style:style style:name="T11" style:family="text">
      <style:text-properties fo:color="#1f1c1b" loext:opacity="100%"/>
    </style:style>
    <style:style style:name="T12" style:family="text">
      <style:text-properties fo:color="#ca60ca" loext:opacity="100%"/>
    </style:style>
    <style:style style:name="T13" style:family="text">
      <style:text-properties fo:color="#bf0303" loext:opacity="100%"/>
    </style:style>
    <style:style style:name="T14" style:family="text">
      <style:text-properties fo:color="#3daee9" loext:opacity="100%"/>
    </style:style>
    <style:style style:name="T15" style:family="text">
      <style:text-properties fo:color="#1f1c1b" loext:opacity="100%" fo:font-weight="bold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Ferramentas para </text:span><text:span text:style-name="T2">programação paralela: </text:span><text:span text:style-name="T2">Pthread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7.24cm" svg:height="3cm" svg:x="9.26cm" svg:y="17.5cm" presentation:class="outline" presentation:user-transformed="true">
          <draw:text-box>
            <text:p text:style-name="P5"><text:span text:style-name="T4">Baseado no material do Prof. FERRETO, T. Programação </text:span><text:span text:style-name="T4">Paralela. 2006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Pthreads (POSIX Threads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de execução que existe independentemente de uma linguagem de programação, bem como um modelo de execução paralela</text:p>
              </text:list-item>
              <text:list-item>
                <text:p>Permite que um programa controle vários fluxos diferentes de trabalho que se sobrepõem no tempo</text:p>
              </text:list-item>
              <text:list-item>
                <text:p>Cada fluxo de trabalho é chamado de thread, e a criação e o controle sobre esses fluxos são obtidos por meio de chamadas para a <text:span text:style-name="T5">API POSIX Threads</text:span><text:span text:style-name="T6"> </text:span><text:span text:style-name="T6">(definida pelo padrão IEEE Std 1003.1c-1995)</text:span></text:p>
              </text:list-item>
              <text:list-item>
                <text:p><text:span text:style-name="T6">Existem implementações para vários SOs, </text:span><text:span text:style-name="T6">incluindo Linux e Windows</text:span></text:p>
                <text:list>
                  <text:list-item>
                    <text:p><text:span text:style-name="T6">No Linux geralmente usa a biblioteca libpth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Pthread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e um conjunto de tipos, funções e constantes, para linguagem C</text:p>
              </text:list-item>
              <text:list-item>
                <text:p>É implementado com um cabeçalho pthread.h e uma biblioteca de threads</text:p>
              </text:list-item>
              <text:list-item>
                <text:p>Existem cerca de 100 procedimentos de threads, todos prefixados pthread_ . Podem ser categorizados em 5 grupos</text:p>
                <text:list>
                  <text:list-item>
                    <text:p>Gerenciamento de threads – criação, junção de threads, etc.</text:p>
                  </text:list-item>
                  <text:list-item>
                    <text:p>Mutexes</text:p>
                  </text:list-item>
                  <text:list-item>
                    <text:p>Variáveis ​​de condição</text:p>
                  </text:list-item>
                  <text:list-item>
                    <text:p>Sincronização entre threads usando bloqueios e barreiras de leitura e gravação</text:p>
                  </text:list-item>
                  <text:list-item>
                    <text:p>Spinlocks (bloqueios de rotaçã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API de semáforo POSIX funciona com threads POSIX, mas não faz parte do padrão de threads, tendo sido definida no padrão POSIX.1b, Real-time extensions (IEEE Std 1003.1b-1993)</text:p>
              </text:list-item>
              <text:list-item>
                <text:p>Consequentemente, os procedimentos de semáforo são prefixados por sem_ em vez de pthread_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7.861cm" svg:height="2cm" svg:x="17.639cm" svg:y="0.5cm" presentation:class="title" presentation:user-transformed="true">
          <draw:text-box>
            <text:p>Exemplo</text:p>
          </draw:text-box>
        </draw:frame>
        <draw:frame draw:style-name="gr3" draw:text-style-name="P10" draw:layer="layout" svg:width="23.857cm" svg:height="20.887cm" svg:x="1.455cm" svg:y="0.113cm">
          <draw:text-box>
            <text:p><text:span text:style-name="T7">#include </text:span><text:span text:style-name="T8">&lt;stdio.h&gt;</text:span></text:p>
            <text:p><text:span text:style-name="T7">#include </text:span><text:span text:style-name="T8">&lt;pthread.h&gt;</text:span></text:p>
            <text:p><text:span text:style-name="T7">#include </text:span><text:span text:style-name="T8">&lt;unistd.h&gt;</text:span></text:p>
            <text:p/>
            <text:p><text:span text:style-name="T7">#define NUM_THREADS </text:span><text:span text:style-name="T9">5</text:span></text:p>
            <text:p/>
            <text:p><text:span text:style-name="T10">void</text:span><text:span text:style-name="T11"> </text:span><text:span text:style-name="T12">*</text:span><text:span text:style-name="T11">perform_work</text:span><text:span text:style-name="T12">(</text:span><text:span text:style-name="T10">void</text:span><text:span text:style-name="T11"> </text:span><text:span text:style-name="T12">*</text:span><text:span text:style-name="T11">arg</text:span><text:span text:style-name="T12">){</text:span></text:p>
            <text:p><text:span text:style-name="T11"><text:s text:c="4"/></text:span><text:span text:style-name="T10">int</text:span><text:span text:style-name="T11"> index </text:span><text:span text:style-name="T12">=</text:span><text:span text:style-name="T11"> </text:span><text:span text:style-name="T12">*((</text:span><text:span text:style-name="T10">int</text:span><text:span text:style-name="T11"> </text:span><text:span text:style-name="T12">*)</text:span><text:span text:style-name="T11">arg</text:span><text:span text:style-name="T12">);</text:span></text:p>
            <text:p><text:span text:style-name="T11"><text:s text:c="4"/></text:span><text:span text:style-name="T10">int</text:span><text:span text:style-name="T11"> sleep_time </text:span><text:span text:style-name="T12">=</text:span><text:span text:style-name="T11"> </text:span><text:span text:style-name="T9">1</text:span><text:span text:style-name="T11"> </text:span><text:span text:style-name="T12">+</text:span><text:span text:style-name="T11"> rand</text:span><text:span text:style-name="T12">()</text:span><text:span text:style-name="T11"> </text:span><text:span text:style-name="T12">%</text:span><text:span text:style-name="T11"> NUM_THREADS</text:span><text:span text:style-name="T12">;</text:span></text:p>
            <text:p><text:span text:style-name="T11"><text:s text:c="4"/></text:span><text:span text:style-name="T11">printf</text:span><text:span text:style-name="T12">(</text:span><text:span text:style-name="T13">"Thread </text:span><text:span text:style-name="T14">%d</text:span><text:span text:style-name="T13">: Sleeping for </text:span><text:span text:style-name="T14">%d</text:span><text:span text:style-name="T13"> seconds.</text:span><text:span text:style-name="T14">\n</text:span><text:span text:style-name="T13">"</text:span><text:span text:style-name="T12">,</text:span><text:span text:style-name="T11"> index</text:span><text:span text:style-name="T12">,</text:span><text:span text:style-name="T11"> sleep_time</text:span><text:span text:style-name="T12">);</text:span></text:p>
            <text:p><text:span text:style-name="T11"><text:s text:c="4"/></text:span><text:span text:style-name="T11">sleep</text:span><text:span text:style-name="T12">(</text:span><text:span text:style-name="T11">sleep_time</text:span><text:span text:style-name="T12">);</text:span></text:p>
            <text:p><text:span text:style-name="T11"><text:s text:c="4"/></text:span><text:span text:style-name="T11">printf</text:span><text:span text:style-name="T12">(</text:span><text:span text:style-name="T13">"Thread </text:span><text:span text:style-name="T14">%d</text:span><text:span text:style-name="T13">: Ended.</text:span><text:span text:style-name="T14">\n</text:span><text:span text:style-name="T13">"</text:span><text:span text:style-name="T12">,</text:span><text:span text:style-name="T11"> index</text:span><text:span text:style-name="T12">);</text:span></text:p>
            <text:p><text:span text:style-name="T11"><text:s text:c="4"/></text:span><text:span text:style-name="T15">return</text:span><text:span text:style-name="T11"> NULL</text:span><text:span text:style-name="T12">;</text:span></text:p>
            <text:p>}</text:p>
            <text:p/>
            <text:p><text:span text:style-name="T10">int</text:span><text:span text:style-name="T11"> main</text:span><text:span text:style-name="T12">(</text:span><text:span text:style-name="T10">void</text:span><text:span text:style-name="T12">)</text:span><text:span text:style-name="T11"> </text:span><text:span text:style-name="T12">{</text:span></text:p>
            <text:p><text:span text:style-name="T11"><text:s text:c="4"/></text:span><text:span text:style-name="T11">pthread_t threads</text:span><text:span text:style-name="T12">[</text:span><text:span text:style-name="T11">NUM_THREADS</text:span><text:span text:style-name="T12">];</text:span></text:p>
            <text:p><text:span text:style-name="T11"><text:s text:c="4"/></text:span><text:span text:style-name="T10">int</text:span><text:span text:style-name="T11"> thread_args</text:span><text:span text:style-name="T12">[</text:span><text:span text:style-name="T11">NUM_THREADS</text:span><text:span text:style-name="T12">];</text:span></text:p>
            <text:p><text:span text:style-name="T11"><text:s text:c="4"/></text:span><text:span text:style-name="T15">for</text:span><text:span text:style-name="T11"> </text:span><text:span text:style-name="T12">(</text:span><text:span text:style-name="T10">int</text:span><text:span text:style-name="T11"> i </text:span><text:span text:style-name="T12">=</text:span><text:span text:style-name="T11"> </text:span><text:span text:style-name="T9">0</text:span><text:span text:style-name="T12">;</text:span><text:span text:style-name="T11"> i </text:span><text:span text:style-name="T12">&lt;</text:span><text:span text:style-name="T11"> NUM_THREADS</text:span><text:span text:style-name="T12">;</text:span><text:span text:style-name="T11"> i</text:span><text:span text:style-name="T12">++)</text:span><text:span text:style-name="T11"> </text:span><text:span text:style-name="T12">{</text:span></text:p>
            <text:p><text:span text:style-name="T11"><text:s text:c="8"/></text:span><text:span text:style-name="T11">thread_args</text:span><text:span text:style-name="T12">[</text:span><text:span text:style-name="T11">i</text:span><text:span text:style-name="T12">]</text:span><text:span text:style-name="T11"> </text:span><text:span text:style-name="T12">=</text:span><text:span text:style-name="T11"> i</text:span><text:span text:style-name="T12">;</text:span></text:p>
            <text:p><text:span text:style-name="T11"><text:s text:c="8"/></text:span><text:span text:style-name="T11">pthread_create</text:span><text:span text:style-name="T12">(&amp;</text:span><text:span text:style-name="T11">threads</text:span><text:span text:style-name="T12">[</text:span><text:span text:style-name="T11">i</text:span><text:span text:style-name="T12">],</text:span><text:span text:style-name="T11"> NULL</text:span><text:span text:style-name="T12">,</text:span><text:span text:style-name="T11"> perform_work</text:span><text:span text:style-name="T12">,</text:span><text:span text:style-name="T11"> </text:span><text:span text:style-name="T12">&amp;</text:span><text:span text:style-name="T11">thread_args</text:span><text:span text:style-name="T12">[</text:span><text:span text:style-name="T11">i</text:span><text:span text:style-name="T12">]);</text:span></text:p>
            <text:p><text:span text:style-name="T11"><text:s text:c="4"/></text:span><text:span text:style-name="T12">}</text:span></text:p>
            <text:p><text:span text:style-name="T11"><text:s text:c="4"/></text:span><text:span text:style-name="T15">for</text:span><text:span text:style-name="T11"> </text:span><text:span text:style-name="T12">(</text:span><text:span text:style-name="T10">int</text:span><text:span text:style-name="T11"> i </text:span><text:span text:style-name="T12">=</text:span><text:span text:style-name="T11"> </text:span><text:span text:style-name="T9">0</text:span><text:span text:style-name="T12">;</text:span><text:span text:style-name="T11"> i </text:span><text:span text:style-name="T12">&lt;</text:span><text:span text:style-name="T11"> NUM_THREADS</text:span><text:span text:style-name="T12">;</text:span><text:span text:style-name="T11"> i</text:span><text:span text:style-name="T12">++)</text:span><text:span text:style-name="T11"> </text:span><text:span text:style-name="T12">{</text:span></text:p>
            <text:p><text:span text:style-name="T11"><text:s text:c="8"/></text:span><text:span text:style-name="T11">pthread_join</text:span><text:span text:style-name="T12">(</text:span><text:span text:style-name="T11">threads</text:span><text:span text:style-name="T12">[</text:span><text:span text:style-name="T11">i</text:span><text:span text:style-name="T12">],</text:span><text:span text:style-name="T11"> NULL</text:span><text:span text:style-name="T12">);</text:span></text:p>
            <text:p><text:span text:style-name="T11"><text:s text:c="4"/></text:span><text:span text:style-name="T12">}</text:span></text:p>
            <text:p><text:span text:style-name="T11"><text:s text:c="4"/></text:span><text:span text:style-name="T11">printf</text:span><text:span text:style-name="T12">(</text:span><text:span text:style-name="T13">"Main program ended.</text:span><text:span text:style-name="T14">\n</text:span><text:span text:style-name="T13">"</text:span><text:span text:style-name="T12">);</text:span></text:p>
            <text:p><text:span text:style-name="T11"><text:s text:c="4"/></text:span><text:span text:style-name="T15">return</text:span><text:span text:style-name="T11"> </text:span><text:span text:style-name="T9">0</text:span><text:span text:style-name="T12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ila com</text:p>
                <text:list>
                  <text:list-item>
                    <text:p>gcc thread.c -pthread -o thread.out</text:p>
                  </text:list-item>
                </text:list>
              </text:list-item>
              <text:list-item>
                <text:p>Saída</text:p>
                <text:list>
                  <text:list-item>
                    <text:p>$ ./thread.out <text:line-break/>Thread 0: Sleeping for 4 seconds.<text:line-break/>Thread 1: Sleeping for 2 seconds.<text:line-break/>Thread 2: Sleeping for 3 seconds.<text:line-break/>Thread 3: Sleeping for 1 seconds.<text:line-break/>Thread 4: Sleeping for 4 seconds.<text:line-break/>Thread 3: Ended.<text:line-break/>Thread 1: Ended.<text:line-break/>Thread 2: Ended.<text:line-break/>Thread 0: Ended.<text:line-break/>Thread 4: Ended.<text:line-break/>Main program en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Threads POSIX para Window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rojeto Pthreads4w busca fornecer uma implementação wrapper portátil e de código aberto</text:p>
              </text:list-item>
              <text:list-item>
                <text:p>Ele também pode ser usado para portar software Unix (que usa pthreads) com pouca ou nenhuma modificação na plataforma Windows</text:p>
              </text:list-item>
              <text:list-item>
                <text:p>A versão 3.0.0 ou posterior do Pthreads4w, lançada sob a Apache Public License v2.0, é compatível com sistemas Windows de 64 ou 32 bits</text:p>
              </text:list-item>
              <text:list-item>
                <text:p>O projeto Mingw-w64 também contém uma implementação wrapper de pthreads, winpthreads, que tenta usar mais chamadas de sistema nativas do que o projeto Pthreads4w</text:p>
              </text:list-item>
              <text:list-item>
                <text:p>O subsistema de ambiente Interix disponível no pacote Windows Services for UNIX/Subsystem for UNIX-based Applications fornece uma porta nativa da API pthreads, ou seja, não mapeada na API Win32, mas construída diretamente na interface syscall d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8cm" svg:height="1.5cm" svg:x="19.2cm" svg:y="0.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6T21:02:58.646067543</dc:date>
    <meta:editing-duration>P2DT5H13M57S</meta:editing-duration>
    <meta:editing-cycles>296</meta:editing-cycles>
    <meta:generator>LibreOffice/7.3.7.2$Linux_X86_64 LibreOffice_project/30$Build-2</meta:generator>
    <meta:document-statistic meta:object-count="5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